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24pt" fo:font-weight="bold" officeooo:rsid="001357e5" officeooo:paragraph-rsid="001357e5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57e5" officeooo:paragraph-rsid="001357e5" style:font-size-asian="10.5pt" style:font-weight-asian="normal" style:font-size-complex="12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metheus Grafana Integration</text:p>
      <text:p text:style-name="P1"/>
      <text:p text:style-name="P2">In this document we are installing promertheus and grafana for metrics plotting</text:p>
      <text:p text:style-name="P2"/>
      <text:p text:style-name="P2"><text:span text:style-name="T2">Reference</text:span> </text:p>
      <text:p text:style-name="P2"><text:a xlink:type="simple" xlink:href="https://www.fosstechnix.com/install-prometheus-and-grafana-on-ubuntu-22-04/" text:style-name="Internet_20_link" text:visited-style-name="Visited_20_Internet_20_Link">https://www.fosstechnix.com/install-prometheus-and-grafana-on-ubuntu-22-04/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2:38:14.593001650</meta:creation-date>
    <meta:generator>LibreOffice/7.3.7.2$Linux_X86_64 LibreOffice_project/30$Build-2</meta:generator>
    <dc:date>2023-11-20T12:48:27.406256008</dc:date>
    <meta:editing-duration>PT10M13S</meta:editing-duration>
    <meta:editing-cycles>1</meta:editing-cycles>
    <meta:document-statistic meta:table-count="0" meta:image-count="0" meta:object-count="0" meta:page-count="1" meta:paragraph-count="4" meta:word-count="17" meta:character-count="194" meta:non-whitespace-character-count="180"/>
  </office:meta>
</office:document-meta>
</file>